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5000577285AA4FA4B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399cm" svg:height="29.249cm" svg:x="1.282cm" svg:y="1.426cm">
          <draw:image xlink:href="Pictures/1000020100000400000005000577285AA4FA4B1E.png" xlink:type="simple" xlink:show="embed" xlink:actuate="onLoad">
            <text:p/>
          </draw:image>
        </draw:frame>
        <draw:frame draw:style-name="gr2" draw:text-style-name="P2" draw:layer="layout" svg:width="4.905cm" svg:height="0.962cm" svg:x="10.398cm" svg:y="1.254cm">
          <draw:text-box>
            <text:p>From Wikiped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22:04:43.819011656</meta:creation-date>
    <dc:date>2017-11-04T22:05:58.893063616</dc:date>
    <meta:editing-duration>PT1M1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